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Narrow_1.ttf" manifest:media-type="application/x-font-ttf"/>
  <manifest:file-entry manifest:full-path="Fonts/Font_Liberation_Sans_4.ttf" manifest:media-type="application/x-font-ttf"/>
  <manifest:file-entry manifest:full-path="Fonts/Font_Liberation_Sans_Narrow_2.ttf" manifest:media-type="application/x-font-ttf"/>
  <manifest:file-entry manifest:full-path="Fonts/Font_Liberation_Sans_Narrow_3.ttf" manifest:media-type="application/x-font-ttf"/>
  <manifest:file-entry manifest:full-path="Fonts/Font_Liberation_Sans_Narrow_4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4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 Narrow1" svg:font-family="'Liberation Sans Narrow'" style:font-adornments="Regular" style:font-family-generic="swiss" style:font-pitch="variable">
      <svg:font-face-src>
        <svg:font-face-uri xlink:href="Fonts/Font_Liberation_Sans_Narrow_1.ttf" xlink:type="simple" loext:font-style="normal" loext:font-weight="normal">
          <svg:font-face-format svg:string="truetype"/>
        </svg:font-face-uri>
        <svg:font-face-uri xlink:href="Fonts/Font_Liberation_Sans_Narrow_2.ttf" xlink:type="simple" loext:font-style="normal" loext:font-weight="bold">
          <svg:font-face-format svg:string="truetype"/>
        </svg:font-face-uri>
        <svg:font-face-uri xlink:href="Fonts/Font_Liberation_Sans_Narrow_3.ttf" xlink:type="simple" loext:font-style="italic" loext:font-weight="normal">
          <svg:font-face-format svg:string="truetype"/>
        </svg:font-face-uri>
        <svg:font-face-uri xlink:href="Fonts/Font_Liberation_Sans_Narrow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5.911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2.27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856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3.507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3.507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factories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Java factories</text:p>
          </draw:text-box>
        </draw:frame>
        <draw:frame presentation:style-name="pr2" draw:text-style-name="P2" draw:layer="layout" svg:width="24.632cm" svg:height="2.277cm" draw:transform="rotate (0.186401164112994) translate (1.708cm 15.366cm)">
          <draw:text-box>
            <text:list text:style-name="L1">
              <text:list-header>
                <text:p text:style-name="P1"><text:author-name text:fixed="false">Karol Preiskorn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4" draw:layer="layout" svg:width="19.2cm" svg:height="2.856cm" draw:transform="rotate (0.188670092140587) translate (0.417cm 2.574cm)" presentation:class="title" presentation:user-transformed="true">
          <draw:text-box>
            <text:p>Native implementation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>Simple implementation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 xml:id="id3" draw:id="id3">
        <office:forms form:automatic-focus="false" form:apply-design-mode="false"/>
        <draw:frame presentation:style-name="pr7" draw:layer="layout" svg:width="25.192cm" svg:height="3.507cm" draw:transform="rotate (0.188670092140587) translate (0.288cm 2.724cm)" presentation:class="title" presentation:placeholder="true" presentation:user-transformed="true">
          <draw:text-box/>
        </draw:frame>
        <draw:frame presentation:style-name="pr8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footer-name="ftr1" presentation:use-date-time-name="dtd1" xml:id="id4" draw:id="id4">
        <office:forms form:automatic-focus="false" form:apply-design-mode="false"/>
        <draw:frame presentation:style-name="pr10" draw:layer="layout" svg:width="25.192cm" svg:height="3.507cm" draw:transform="rotate (0.188670092140587) translate (0.286cm 5.223cm)" presentation:class="title" presentation:placeholder="true" presentation:user-transformed="true">
          <draw:text-box/>
        </draw:frame>
        <draw:frame presentation:style-name="pr11" draw:layer="layout" svg:width="24.631cm" svg:height="7.986cm" svg:x="1.68cm" svg:y="9.81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4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4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4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style:text-properties fo:font-size="80pt"/>
    </style:style>
    <style:style style:name="MP11" style:family="paragraph">
      <loext:graphic-properties draw:fill="none" draw:fill-color="#ffffff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14pt" fo:language="pl" fo:country="PL" style:language-asian="pl" style:country-asian="PL" style:language-complex="pl" style:country-complex="PL"/>
    </style:style>
    <style:style style:name="MT3" style:family="text">
      <style:text-properties fo:font-size="26pt"/>
    </style:style>
    <style:style style:name="MT4" style:family="text">
      <style:text-properties fo:font-size="26pt" fo:font-weight="normal"/>
    </style:style>
    <style:style style:name="MT5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2"><text:date style:data-style-name="D4" text:date-value="2020-01-29">29.01.2020</text:date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2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1.777cm" svg:height="3.643cm" svg:x="0.761cm" svg:y="10.224cm">
        <draw:text-box>
          <text:p text:style-name="MP10"><text:span text:style-name="MT5">“</text:span></text:p>
        </draw:text-box>
      </draw:frame>
      <draw:frame draw:style-name="Mgr3" draw:text-style-name="MP11" draw:layer="backgroundobjects" svg:width="1.777cm" svg:height="3.643cm" svg:x="25.591cm" svg:y="13.033cm">
        <draw:text-box>
          <text:p text:style-name="MP10"><text:span text:style-name="MT5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9T09:15:36.059000000</meta:creation-date>
    <meta:editing-duration>PT1H57M5S</meta:editing-duration>
    <meta:editing-cycles>4</meta:editing-cycles>
    <meta:generator>LibreOffice/6.3.4.2$Windows_X86_64 LibreOffice_project/60da17e045e08f1793c57c00ba83cdfce946d0aa</meta:generator>
    <dc:title>Java factories</dc:title>
    <meta:initial-creator>Karol Preiskorn</meta:initial-creator>
    <meta:keyword>java</meta:keyword>
    <dc:subject>factories, abstrac</dc:subject>
    <dc:date>2020-01-29T11:33:45.906000000</dc:date>
    <dc:creator>Karol Preiskorn</dc:creator>
    <meta:document-statistic meta:object-count="85"/>
    <meta:user-defined meta:name="Date completed" meta:value-type="date">2020-01-29</meta:user-defined>
    <meta:user-defined meta:name="Footer">Java factories</meta:user-defined>
  </office:meta>
</office:document-meta>
</file>